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loext:padding="0cm" loext:border="none"/>
    </style:style>
    <style:style style:name="P10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10.372cm" draw:z-index="0">
        <draw:text-box fo:min-height="0.45cm">
          <text:p text:style-name="Text_20_body"/>
        </draw:text-box>
      </draw:frame>
      <draw:frame draw:style-name="fr1" draw:name="Frame2" text:anchor-type="page" text:anchor-page-number="1" svg:x="0cm" svg:y="0cm" svg:width="26.035cm" draw:z-index="1">
        <draw:text-box fo:min-height="0.45cm">
          <text:p text:style-name="Text_20_body"/>
        </draw:text-box>
      </draw:frame>
      <draw:frame draw:style-name="fr1" draw:name="Frame3" text:anchor-type="page" text:anchor-page-number="1" svg:x="0cm" svg:y="6.297cm" svg:width="0.212cm" draw:z-index="2">
        <draw:text-box fo:min-height="0.45cm">
          <text:p text:style-name="Text_20_body"/>
        </draw:text-box>
      </draw:frame>
      <draw:frame draw:style-name="fr1" draw:name="Frame4" text:anchor-type="page" text:anchor-page-number="1" svg:x="0cm" svg:y="0.45cm" svg:width="26.035cm" draw:z-index="3">
        <draw:text-box fo:min-height="5.847cm">
          <text:p text:style-name="Text_20_body"/>
        </draw:text-box>
      </draw:frame>
      <text:section text:style-name="Sect1" text:name="header">
        <text:section text:style-name="Sect1" text:name="header-container">
          <text:p text:style-name="Standard"><text:bookmark text:name="kernel_logo_widget"/><text:bookmark text:name="menus"/><text:bookmark text:name="kernel_indicator"/>Last Checkpoint: 29 minutes ago (autosaved) <text:s/><text:bookmark text:name="login_widget"/></text:p>
        </text:section>
      </text:section>
      <text:section text:style-name="Sect1" text:name="menubar-container">
        <text:p text:style-name="Standard"/>
        <text:section text:style-name="Sect1" text:name="menubar">
          <text:p text:style-name="Standard"/>
          <text:section text:style-name="Sect1" text:name="menus">
            <text:p text:style-name="Text_20_body">Python 3 <text:bookmark text:name="kernel_indicator_icon"/><text:bookmark text:name="modal_indicator"/><text:bookmark text:name="notification_area"/></text:p>
          </text:section>
        </text:section>
      </text:section>
      <text:section text:style-name="Sect1" text:name="Section1">
        <text:p text:style-name="Standard"><text:bookmark text:name="menubar"/></text:p>
        <text:section text:style-name="Sect1" text:name="Section2">
          <text:list xml:id="list6676316936167871475" text:style-name="L1">
            <text:list-item>
              <text:p text:style-name="P2"><text:a xlink:type="simple" xlink:href="http://127.0.0.1:8888/notebooks/Downloads/AWS-autoscaling.ipynb#" text:style-name="Internet_20_link" text:visited-style-name="Visited_20_Internet_20_Link">File</text:a> </text:p>
            </text:list-item>
            <text:list-item>
              <text:p text:style-name="P2"/>
            </text:list-item>
          </text:list>
        </text:section>
      </text:section>
      <text:p text:style-name="P6"/>
      <text:p text:style-name="P6"/>
      <text:p text:style-name="P6">import boto3</text:p>
      <text:p text:style-name="P6">client = boto3.client('autoscaling','ap-south-1')</text:p>
      <text:p text:style-name="P8">response = client.create_launch_configuration(</text:p>
      <text:p text:style-name="P10"><text:s text:c="4"/>LaunchConfigurationName='mySampleLaunchConfiguration',</text:p>
      <text:p text:style-name="P10"><text:s text:c="4"/>ImageId='ami-2ed19c41',</text:p>
      <text:p text:style-name="P10"><text:s text:c="4"/>KeyName='mumbai',</text:p>
      <text:p text:style-name="P10"><text:s text:c="4"/>SecurityGroups=[</text:p>
      <text:p text:style-name="P10"><text:s text:c="8"/>'sg-d4496ebc',</text:p>
      <text:p text:style-name="P10"><text:s text:c="4"/>],</text:p>
      <text:p text:style-name="P10"><text:s text:c="4"/>InstanceType='t2.micro',</text:p>
      <text:p text:style-name="P10"><text:s text:c="4"/>InstanceMonitoring={</text:p>
      <text:p text:style-name="P10"><text:s text:c="8"/>'Enabled': False</text:p>
      <text:p text:style-name="P10"><text:s text:c="4"/>},</text:p>
      <text:p text:style-name="P10"><text:s/></text:p>
      <text:p text:style-name="P10"><text:s text:c="4"/>AssociatePublicIpAddress=True</text:p>
      <text:p text:style-name="P10">​</text:p>
      <text:p text:style-name="P10">)</text:p>
      <text:p text:style-name="P11"/>
      <text:p text:style-name="P10"/>
      <text:p text:style-name="P8">clie</text:p>
      <text:p text:style-name="Preformatted_20_Text">{'ResponseMetadata': {'HTTPHeaders': {'content-length': '237',</text:p>
      <text:p text:style-name="Preformatted_20_Text"><text:s text:c="3"/>'content-type': 'text/xml',</text:p>
      <text:p text:style-name="Preformatted_20_Text"><text:s text:c="3"/>'date': 'Wed, 22 Nov 2017 09:33:42 GMT',</text:p>
      <text:p text:style-name="Preformatted_20_Text"><text:s text:c="3"/>'x-amzn-requestid': '3a9856d4-cf68-11e7-9018-c59fc4f99674'},</text:p>
      <text:p text:style-name="Preformatted_20_Text"><text:s text:c="2"/>'HTTPStatusCode': 200,</text:p>
      <text:p text:style-name="Preformatted_20_Text"><text:s text:c="2"/>'RequestId': '3a9856d4-cf68-11e7-9018-c59fc4f99674',</text:p>
      <text:p text:style-name="P5"><text:s text:c="2"/>'RetryAttempts': 0}}</text:p>
      <text:p text:style-name="P4"/>
      <text:p text:style-name="P8">client.create_auto_scaling_group?</text:p>
      <text:p text:style-name="P9"/>
      <text:p text:style-name="P7"/>
      <text:p text:style-name="P7"><text:bookmark text:name="notebook"/></text:p>
      <text:section text:style-name="Sect1" text:name="Section4">
        <text:section text:style-name="Sect1" text:name="Section5">
          <text:section text:style-name="Sect1" text:name="Section6">
            <text:section text:style-name="Sect1" text:name="Section7">
              <text:section text:style-name="Sect1" text:name="Section8">
                <text:p text:style-name="P8"><text:bookmark text:name="notebook-container"/><text:s text:c="2"/>response = client.create_auto_scaling_group(</text:p>
                <text:p text:style-name="P10"><text:s text:c="6"/>AutoScalingGroupName='scaleGroup',</text:p>
                <text:p text:style-name="P10"><text:s text:c="6"/>LaunchConfigurationName='mySampleLaunchConfiguration',</text:p>
                <text:p text:style-name="P10"><text:s text:c="6"/>#InstanceId='string',</text:p>
                <text:p text:style-name="P10"><text:s text:c="6"/>MinSize=1,</text:p>
                <text:p text:style-name="P10"><text:s text:c="6"/>MaxSize=3,</text:p>
                <text:p text:style-name="P10"><text:s text:c="6"/>#DesiredCapacity=123,</text:p>
                <text:p text:style-name="P10"><text:s text:c="6"/>#DefaultCooldown=123,</text:p>
                <text:p text:style-name="P10"><text:s text:c="6"/>AvailabilityZones=[</text:p>
                <text:p text:style-name="P10"><text:s text:c="10"/>'string',</text:p>
                <text:p text:style-name="P10"><text:s text:c="6"/>],</text:p>
                <text:p text:style-name="P10"><text:s text:c="6"/>#LoadBalancerNames=[</text:p>
                <text:p text:style-name="P10"><text:soft-page-break/><text:s text:c="6"/># <text:s text:c="3"/>'string',</text:p>
                <text:p text:style-name="P10"><text:s text:c="6"/>#],</text:p>
                <text:p text:style-name="P10"><text:s text:c="6"/>#TargetGroupARNs=[</text:p>
                <text:p text:style-name="P10"><text:s text:c="6"/># <text:s text:c="3"/>'string',</text:p>
                <text:p text:style-name="P10"><text:s text:c="6"/>#],</text:p>
                <text:p text:style-name="P10"><text:s text:c="6"/>HealthCheckType='EC2',</text:p>
                <text:p text:style-name="P10"><text:s text:c="6"/>#EC2HealthCheckGracePeriod=123,</text:p>
                <text:p text:style-name="P10"><text:s text:c="6"/>#PlacementGroup='string',</text:p>
                <text:p text:style-name="P10"><text:s text:c="6"/>#VPCZoneIdentifier='string',</text:p>
                <text:p text:style-name="P10"><text:s text:c="6"/>#TerminationPolicies=[</text:p>
                <text:p text:style-name="P10"><text:s text:c="6"/># <text:s text:c="3"/>'string',</text:p>
                <text:p text:style-name="P10"><text:s text:c="6"/>#],</text:p>
                <text:p text:style-name="P10"><text:s text:c="6"/>NewInstancesProtectedFromScaleIn=True|False,</text:p>
                <text:p text:style-name="P10"><text:s text:c="6"/>LifecycleHookSpecificationList=[</text:p>
                <text:p text:style-name="P10"><text:s text:c="10"/>{</text:p>
                <text:p text:style-name="P10"><text:s text:c="14"/>'LifecycleHookName': 'string',</text:p>
                <text:p text:style-name="P10"><text:s text:c="14"/>'LifecycleTransition': 'string',</text:p>
                <text:p text:style-name="P10"><text:s text:c="14"/>'NotificationMetadata': 'string',</text:p>
                <text:p text:style-name="P10"><text:s text:c="14"/>'HeartbeatTimeout': 123,</text:p>
                <text:p text:style-name="P10"><text:s text:c="14"/>'DefaultResult': 'string',</text:p>
                <text:p text:style-name="P10"><text:s text:c="14"/>'NotificationTargetARN': 'string',</text:p>
                <text:p text:style-name="P10"><text:s text:c="14"/>'RoleARN': 'string'</text:p>
                <text:p text:style-name="P10"><text:s text:c="10"/>},</text:p>
                <text:p text:style-name="P10"><text:s text:c="6"/>],</text:p>
                <text:p text:style-name="P10"><text:s text:c="6"/>#Tags=[</text:p>
                <text:p text:style-name="P10"><text:s text:c="6"/># <text:s text:c="3"/>{</text:p>
                <text:p text:style-name="P10"><text:s text:c="6"/># <text:s text:c="7"/>'ResourceId': 'string',</text:p>
                <text:p text:style-name="P10"><text:s text:c="6"/># <text:s text:c="7"/>'ResourceType': 'string',</text:p>
                <text:p text:style-name="P10"><text:s text:c="6"/># <text:s text:c="7"/>'Key': 'string',</text:p>
                <text:p text:style-name="P10"><text:s text:c="6"/># <text:s text:c="7"/>'Value': 'string',</text:p>
                <text:p text:style-name="P10"><text:s text:c="6"/># <text:s text:c="7"/>'PropagateAtLaunch': True|False</text:p>
                <text:p text:style-name="P10"><text:s text:c="6"/># <text:s text:c="3"/>},</text:p>
                <text:p text:style-name="P10"><text:s text:c="6"/>#]</text:p>
                <text:p text:style-name="P10"><text:s text:c="2"/>)</text:p>
              </text:section>
            </text:section>
          </text:section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38:33.233455095</meta:creation-date>
    <dc:date>2017-11-24T21:42:33.531134894</dc:date>
    <meta:editing-duration>PT4M</meta:editing-duration>
    <meta:editing-cycles>1</meta:editing-cycles>
    <meta:document-statistic meta:table-count="0" meta:image-count="0" meta:object-count="0" meta:page-count="2" meta:paragraph-count="76" meta:word-count="125" meta:character-count="2033" meta:non-whitespace-character-count="1524"/>
    <meta:generator>LibreOffice/5.1.6.2$Linux_X86_64 LibreOffice_project/10m0$Build-2</meta:generator>
  </office:meta>
</office:document-meta>
</file>